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051cm" fo:min-width="5.501cm"/>
    </style:style>
    <style:style style:name="gr2" style:family="graphic" style:parent-style-name="standard">
      <style:graphic-properties draw:stroke="none" svg:stroke-color="#000000" draw:fill="none" draw:fill-color="#ffffff" fo:min-height="7.111cm"/>
    </style:style>
    <style:style style:name="gr3" style:family="graphic" style:parent-style-name="standard">
      <style:graphic-properties draw:stroke="none" svg:stroke-color="#000000" draw:fill="none" draw:fill-color="#ffffff" fo:min-height="7.234cm"/>
    </style:style>
    <style:style style:name="gr4" style:family="graphic" style:parent-style-name="standard">
      <style:graphic-properties draw:stroke="none" svg:stroke-color="#000000" draw:fill="none" draw:fill-color="#ffffff" fo:min-height="6.4cm"/>
    </style:style>
    <style:style style:name="gr5" style:family="graphic" style:parent-style-name="standard" style:list-style-name="L2">
      <style:graphic-properties draw:stroke="none" svg:stroke-color="#000000" draw:fill="none" draw:fill-color="#ffffff" fo:min-height="6.547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051cm" fo:min-width="18.301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cm" svg:height="1.3cm" svg:x="0.6cm" svg:y="0.1cm">
          <text:p text:style-name="P1">Prototyp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cm" svg:height="1.3cm" svg:x="5cm" svg:y="0.1cm">
          <text:p text:style-name="P1">Vorseri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cm" svg:height="1.3cm" svg:x="9.301cm" svg:y="0.101cm">
          <text:p text:style-name="P1">Produk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cm" svg:height="1.3cm" svg:x="13.702cm" svg:y="0.102cm">
          <text:p text:style-name="P1">EOL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5.1cm" svg:height="7.361cm" svg:x="0.6cm" svg:y="1.8cm">
          <draw:text-box>
            <text:list text:style-name="L2">
              <text:list-item>
                <text:p text:style-name="P3">Anwendungs-szenario</text:p>
              </text:list-item>
              <text:list-item>
                <text:p text:style-name="P3">Idee</text:p>
              </text:list-item>
              <text:list-item>
                <text:p text:style-name="P3">Technische Machbarkeit</text:p>
              </text:list-item>
              <text:list-item>
                <text:p text:style-name="P3">Vorhandenes Know How</text:p>
              </text:list-item>
              <text:list-item>
                <text:p text:style-name="P3">Prototyp</text:p>
              </text:list-item>
            </text:list>
          </draw:text-box>
        </draw:frame>
        <draw:frame draw:style-name="gr3" draw:text-style-name="P4" draw:layer="layout" svg:width="5.1cm" svg:height="8.14cm" svg:x="5.3cm" svg:y="1.8cm">
          <draw:text-box>
            <text:list text:style-name="L2">
              <text:list-item>
                <text:p text:style-name="P3">Ziel Produkt</text:p>
              </text:list-item>
              <text:list-item>
                <text:p text:style-name="P3">Ausgewählte<text:line-break/>Pilotkunden</text:p>
              </text:list-item>
              <text:list-item>
                <text:p text:style-name="P3">Handge-<text:line-break/>schriebene<text:line-break/>Dokumen-<text:line-break/>tation</text:p>
              </text:list-item>
              <text:list-item>
                <text:p text:style-name="P3"><text:span text:style-name="T1">Achtung:</text:span><text:span text:style-name="T1"><text:line-break/></text:span><text:span text:style-name="T2">Hinweis auf</text:span><text:span text:style-name="T2"><text:line-break/></text:span><text:span text:style-name="T2">potentielle</text:span><text:span text:style-name="T2"><text:line-break/></text:span><text:span text:style-name="T2">Fehl-</text:span><text:span text:style-name="T2"><text:line-break/></text:span><text:span text:style-name="T2">funktionen</text:span><text:span text:style-name="T2"><text:line-break/></text:span><text:span text:style-name="T2">nicht </text:span><text:span text:style-name="T2"><text:line-break/></text:span><text:span text:style-name="T2">vergessen!</text:span></text:p>
              </text:list-item>
            </text:list>
          </draw:text-box>
        </draw:frame>
        <draw:frame draw:style-name="gr4" draw:text-style-name="P5" draw:layer="layout" svg:width="5.1cm" svg:height="6.65cm" svg:x="10.3cm" svg:y="1.8cm">
          <draw:text-box>
            <text:list text:style-name="L2">
              <text:list-item>
                <text:p text:style-name="P3"><text:span text:style-name="T2">Vollauto-matische </text:span><text:span text:style-name="T2">Fertigung</text:span></text:p>
              </text:list-item>
              <text:list-item>
                <text:p text:style-name="P3"><text:span text:style-name="T2">Losgrößen</text:span></text:p>
              </text:list-item>
              <text:list-item>
                <text:p text:style-name="P3"><text:span text:style-name="T2">Umfassende</text:span><text:span text:style-name="T2"><text:line-break/></text:span><text:span text:style-name="T2">Dokumen-</text:span><text:span text:style-name="T2"><text:line-break/></text:span><text:span text:style-name="T2">tation</text:span></text:p>
              </text:list-item>
              <text:list-item>
                <text:p text:style-name="P3"><text:span text:style-name="T2">Zertifizierung</text:span></text:p>
              </text:list-item>
              <text:list-item>
                <text:p text:style-name="P3"><text:span text:style-name="T2">Rabatt für</text:span><text:span text:style-name="T2"><text:line-break/></text:span><text:span text:style-name="T2">überlebende</text:span><text:span text:style-name="T2"><text:line-break/></text:span><text:span text:style-name="T2">Pilotkunden</text:span></text:p>
              </text:list-item>
            </text:list>
          </draw:text-box>
        </draw:frame>
        <draw:frame draw:style-name="gr5" draw:text-style-name="P5" draw:layer="layout" svg:width="5.4cm" svg:height="8.201cm" svg:x="14.6cm" svg:y="1.8cm">
          <draw:text-box>
            <text:list text:style-name="L2">
              <text:list-item>
                <text:p text:style-name="P3"><text:span text:style-name="T2">End of Life</text:span></text:p>
                <text:list>
                  <text:list-item>
                    <text:p text:style-name="P3"><text:span text:style-name="T2">Des Produkts,</text:span><text:span text:style-name="T2"><text:line-break/></text:span><text:span text:style-name="T2">nicht des </text:span><text:span text:style-name="T2"><text:line-break/></text:span><text:span text:style-name="T2">Fallenziels</text:span><text:span text:style-name="T2"><text:line-break/></text:span><text:span text:style-name="T2">;-)</text:span></text:p>
                  </text:list-item>
                </text:list>
              </text:list-item>
              <text:list-item>
                <text:p text:style-name="P3"><text:span text:style-name="T2">Gründe</text:span></text:p>
                <text:list>
                  <text:list-item>
                    <text:p text:style-name="P3"><text:span text:style-name="T2">Nachfolger</text:span></text:p>
                  </text:list-item>
                  <text:list-item>
                    <text:p text:style-name="P3"><text:span text:style-name="T2">Unwirtschaft-</text:span><text:span text:style-name="T2"><text:line-break/></text:span><text:span text:style-name="T2">lich</text:span></text:p>
                  </text:list-item>
                  <text:list-item>
                    <text:p text:style-name="P3"><text:span text:style-name="T2">Verlust der </text:span><text:span text:style-name="T2"><text:line-break/></text:span><text:span text:style-name="T2">Zulassung</text:span></text:p>
                  </text:list-item>
                  <text:list-item>
                    <text:p text:style-name="P3"><text:span text:style-name="T2">Nachge-</text:span><text:span text:style-name="T2"><text:line-break/></text:span><text:span text:style-name="T2">wiesene</text:span><text:span text:style-name="T2"><text:line-break/></text:span><text:span text:style-name="T2">Unbrauch-</text:span><text:span text:style-name="T2"><text:line-break/></text:span><text:span text:style-name="T2">barkeit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18.8cm" svg:height="1.3cm" svg:x="0.8cm" svg:y="10cm">
          <text:p text:style-name="P1">Qualitätskontrolle</text:p>
          <draw:enhanced-geometry svg:viewBox="0 0 21600 21600" draw:text-areas="0 0 21600 21600" draw:type="pentagon-right" draw:modifiers="19685.974150311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2-26T11:54:42</meta:creation-date>
    <dc:date>2018-08-12T05:30:01.615469680</dc:date>
    <meta:editing-cycles>144</meta:editing-cycles>
    <meta:editing-duration>PT1H49M52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